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Har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<text:span text:style-name="T2">d</text:span><text:span text:style-name="T3"> S. Morais/</text:span></text:p>
      <text:p text:style-name="P2"><text:span text:style-name="T3"><text:tab/>546 No 5</text:span><text:span text:style-name="T2">th</text:span><text:span text:style-name="T3"> St/</text:span></text:p>
      <text:p text:style-name="P2"><text:span text:style-name="T3"/></text:p>
      <text:p text:style-name="P2"><text:span text:style-name="T3">[Page 1]</text:span></text:p>
      <text:p text:style-name="P3"><text:span text:style-name="T3">Saturday Evg/</text:span></text:p>
      <text:p text:style-name="P2"><text:span text:style-name="T3">My Dear Sir/</text:span></text:p>
      <text:p text:style-name="P2"><text:span text:style-name="T3"><text:tab/>I regret exceedingly/ that M</text:span><text:span text:style-name="T2">rs</text:span><text:span text:style-name="T3"> Morais has been/ so ill, I expected to have/ seen you to day when I/ called &amp; to have learned some/ particulars of her illness./</text:span></text:p>
      <text:p text:style-name="P2"><text:span text:style-name="T3"><text:tab/>I trust the bearer will/ learn of her being better, please/ drop me a line by him &amp; let/ me know if she is out of/</text:span></text:p>
      <text:p text:style-name="P2"><text:span text:style-name="T3"/></text:p>
      <text:p text:style-name="P2"><text:span text:style-name="T3">[Page 2]</text:span></text:p>
      <text:p text:style-name="P2"><text:span text:style-name="T3">danger &amp; If any of us/ can in any way serve/ you/ Truly yours/ A. Ha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2:16:49.96</meta:creation-date>
    <meta:document-statistic meta:table-count="0" meta:image-count="0" meta:object-count="0" meta:page-count="2" meta:paragraph-count="70" meta:word-count="246" meta:character-count="1646"/>
    <dc:date>2012-01-25T12:21:10.15</dc:date>
    <dc:creator>Penn Libraries</dc:creator>
    <meta:editing-duration>PT00H04M20S</meta:editing-duration>
    <meta:editing-cycles>1</meta:editing-cycles>
    <meta:generator>OpenOffice.org/3.2$Win32 OpenOffice.org_project/320m12$Build-9483</meta:generator>
  </office:meta>
</office:document-meta>
</file>